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2.9492in"/>
    </style:style>
    <style:style style:name="co5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ahoma" fo:font-weight="bold" style:font-weight-asian="bold" style:font-weight-complex="bold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 style:data-style-name="N37"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Project Schedule</text:p>
          </table:table-cell>
          <table:table-cell table:number-columns-repeated="1023"/>
        </table:table-row>
        <table:table-row table:style-name="ro1">
          <table:table-cell office:value-type="string">
            <text:p>Daily Express Puzz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ubmitted Date</text:p>
          </table:table-cell>
          <table:table-cell table:style-name="ce1" office:value-type="string">
            <text:p>Detail</text:p>
          </table:table-cell>
          <table:table-cell table:style-name="ce1" office:value-type="string">
            <text:p>Responsible Perso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18">
            <text:p>01/18/11</text:p>
          </table:table-cell>
          <table:table-cell office:value-type="string">
            <text:p>Project Start</text:p>
          </table:table-cell>
          <table:table-cell office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19">
            <text:p>01/19/11</text:p>
          </table:table-cell>
          <table:table-cell office:value-type="string">
            <text:p>Option and PuzzleSelect UI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0">
            <text:p>01/20/11</text:p>
          </table:table-cell>
          <table:table-cell office:value-type="string">
            <text:p>Option and PuzzleSelect Logic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1">
            <text:p>01/21/11</text:p>
          </table:table-cell>
          <table:table-cell office:value-type="string">
            <text:p>Menu UI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4">
            <text:p>01/24/11</text:p>
          </table:table-cell>
          <table:table-cell office:value-type="string">
            <text:p>Menu Logic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5">
            <text:p>01/25/11</text:p>
          </table:table-cell>
          <table:table-cell office:value-type="string">
            <text:p>Number Crunch UI finish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01-26">
            <text:p>01/26/11</text:p>
          </table:table-cell>
          <table:table-cell office:value-type="string">
            <text:p>Number Crunch file parse</text:p>
          </table:table-cell>
          <table:table-cell office:value-type="string">
            <text:p>Chaichat Athiwarakun</text:p>
          </table:table-cell>
          <table:table-cell table:number-columns-repeated="1021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01/18/2011</text:date>, <text:time>17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et Chetchaiyan</meta:initial-creator>
    <meta:creation-date>2011-01-14T16:43:48.42</meta:creation-date>
    <dc:date>2011-01-18T17:59:10.93</dc:date>
    <meta:editing-duration>PT00H50M52S</meta:editing-duration>
    <meta:editing-cycles>3</meta:editing-cycles>
    <meta:generator>OpenOffice.org/3.2$Win32 OpenOffice.org_project/320m18$Build-9502</meta:generator>
    <meta:document-statistic meta:table-count="3" meta:cell-count="26" meta:object-count="0"/>
  </office:meta>
</office:document-meta>
</file>